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10 Pitch" svg:font-family="Courier 10 Pitch" style:font-family-generic="system" style:font-pitch="fixed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Textbody" style:family="paragraph">
      <style:text-properties style:font-name="Calibri" style:font-name-complex="Calibri" fo:font-weight="bold" style:font-weight-asian="bold" fo:font-size="16pt" style:font-size-asian="16pt" style:font-size-complex="16pt"/>
    </style:style>
    <style:style style:name="P3" style:parent-style-name="Nagłówek2" style:family="paragraph">
      <style:text-properties style:font-name="Calibri" style:font-name-complex="Calibri"/>
    </style:style>
    <style:style style:name="P4" style:parent-style-name="Textbody" style:family="paragraph">
      <style:paragraph-properties fo:text-align="justify"/>
    </style:style>
    <style:style style:name="T5" style:parent-style-name="Domyślnaczcionkaakapitu" style:family="text">
      <style:text-properties style:font-name="Calibri" style:font-name-complex="Calibri" style:font-style-complex="italic"/>
    </style:style>
    <style:style style:name="T6" style:parent-style-name="Domyślnaczcionkaakapitu" style:family="text">
      <style:text-properties style:font-name="Calibri" style:font-name-complex="Calibri" style:font-style-complex="italic"/>
    </style:style>
    <style:style style:name="P7" style:parent-style-name="Nagłówek2" style:family="paragraph">
      <style:text-properties style:font-name="Calibri" style:font-name-complex="Calibri"/>
    </style:style>
    <style:style style:name="P8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9" style:parent-style-name="Nagłówek2" style:family="paragraph">
      <style:text-properties style:font-name="Calibri" style:font-name-complex="Calibri"/>
    </style:style>
    <style:style style:name="P10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1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2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3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4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5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6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7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8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19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0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1" style:parent-style-name="Textbody" style:family="paragraph">
      <style:text-properties style:font-name="Calibri" style:font-name-complex="Calibri" style:font-style-complex="italic"/>
    </style:style>
    <style:style style:name="P22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3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4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5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6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7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8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29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0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1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2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3" style:parent-style-name="Textbody" style:family="paragraph">
      <style:text-properties style:font-name="Calibri" style:font-name-complex="Calibri" style:font-style-complex="italic"/>
    </style:style>
    <style:style style:name="P34" style:parent-style-name="Nagłówek2" style:family="paragraph">
      <style:text-properties style:font-name="Calibri" style:font-name-complex="Calibri"/>
    </style:style>
    <style:style style:name="P35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6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7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8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39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0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1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2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3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4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5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6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7" style:parent-style-name="Textbody" style:family="paragraph">
      <style:paragraph-properties fo:text-align="justify"/>
      <style:text-properties style:font-name="Calibri" style:font-name-complex="Calibri" style:font-style-complex="italic"/>
    </style:style>
    <style:style style:name="P48" style:parent-style-name="Textbody" style:family="paragraph">
      <style:paragraph-properties fo:text-align="justify"/>
    </style:style>
    <style:style style:name="T49" style:parent-style-name="Domyślnaczcionkaakapitu" style:family="text">
      <style:text-properties style:font-name="Calibri" style:font-name-complex="Calibri" style:font-style-complex="italic"/>
    </style:style>
    <style:style style:name="T50" style:parent-style-name="Domyślnaczcionkaakapitu" style:family="text">
      <style:text-properties style:font-name="Calibri" style:font-name-complex="Calibri" style:font-style-complex="italic"/>
    </style:style>
    <style:style style:name="T51" style:parent-style-name="Domyślnaczcionkaakapitu" style:family="text">
      <style:text-properties style:font-name="Calibri" style:font-name-complex="Calibri" style:font-style-complex="italic"/>
    </style:style>
    <style:style style:name="T52" style:parent-style-name="Domyślnaczcionkaakapitu" style:family="text">
      <style:text-properties style:font-name="Calibri" style:font-name-complex="Calibri" style:font-style-complex="italic"/>
    </style:style>
  </office:automatic-styles>
  <office:body>
    <office:text text:use-soft-page-breaks="true">
      <text:p text:style-name="P1"/>
      <text:p text:style-name="P2">Temat projektu – Planowanie trasy robota za pomocą algorytmu A*</text:p>
      <text:h text:style-name="P3" text:outline-level="2">Opis projektu</text:h>
      <text:p text:style-name="P4"><text:span text:style-name="T5">Tematem niniejszego projektu jest stworzenie programu planującego trasę robota na dwuwymiarowej mapie rastrowej. Program opiera się na algorytmie A*, który jest wykorzystany do wyznaczenia najkrótszej ścieżki pomiędzy dw</text:span><text:span text:style-name="T6">oma punktami na mapie zadanymi przez użytkownika.</text:span></text:p>
      <text:h text:style-name="P7" text:outline-level="2">Opis formatu danych wejściowych/wyjściowych</text:h>
      <text:p text:style-name="P8">Danymi wejściowymi dla programu są dwuwymiarowe mapy rastrowe. Program daje możliwość wczytania map o różnych rozmiarach z plików o rozszerzeniach .map oraz .txt.<text:s/>W celu zaplanowania trasy robota użytkownik musi podać dwa punkty mapy: startowy oraz końcowy, jednoznacznie określając je poprzez wpisanie współrzędnych tych punktów. Program umożliwia zapisanie wyznaczonej ścieżki do pliku wyjściowego.</text:p>
      <text:h text:style-name="P9" text:outline-level="2">Opis testów</text:h>
      <text:p text:style-name="P10">Program powinien działać poprawnie niezależnie od poprawności danych wejściowych czy też danych wpisanych przez użytkownika. W przypadku błędów takich jak: niepoprawne otwarcie pliku z danymi wejściowymi czy też niepoprawnie wpisane przez użytkownika współrzędne (np. wykraczające poza obszar mapy), algorytm A* nie powinien się uruchomić oraz powinny być sygnalizowane odpowiednie <text:s/>komunikaty. Algorytm główny powinien działać poprawnie dla różnych kombinacji danych wejściowych. Dla dowolnych dwóch punktów dostępnych na mapie powinien wyznaczyć najkrótszą ścieżkę o ile taka istnieje. Jeżeli te dwa punkty są dostępne, ale nie można ich połączyć żadną ścieżką, program powinien to sygnalizować. Natomiast jeżeli co najmniej jeden z nich jest niedostępny, trasa jest wtedy również niewyznaczalna i program powinien wyświetlić stosowny komunikat. Test wyznaczenia najkrótszej ścieżki (o ile taka istnieje) powinien zakończyć się sukcesem dla dowolnej poprawnej pary punktów. Program powinien bezbłędnie pracować z wszelkimi danymi alokowanymi dynamicznie. Zarówno alokacja, jak również zwalnianie pamięci pod koniec działania programu powinno przebiegać pomyślnie. Program powinien być odporny na próbę usunięcia elementu nieistniejącego.</text:p>
      <text:p text:style-name="P11">Oto kilka przykładowych testów sprawdzających<text:s/>poprawność działania programu:</text:p>
      <text:p text:style-name="P12">Po wybraniu opcji numer 1 z menu głównego, a następnie wpisaniu pełnej nazwy pliku wraz<text:s/><text:line-break/>z rozszerzeniem, program powinien poprawnie wczytać mapę. W przypadku błędu otwarcia pliku wejściowego powinien zasygnalizować ów błąd.</text:p>
      <text:p text:style-name="P13">Po wybraniu opcji numer 2 program powinien wydrukować w konsoli wczytaną z pliku mapę. Jeżeli nie wczytano żadnej mapy, lub została ona usunięta, program powinien tylko zwrócić stosowny komunikat o braku mapy <text:s/>w bazie.</text:p>
      <text:p text:style-name="P14">Po wybraniu opcji numer 3 i określeniu punktu startowego i końcowego program powinien znaleźć najkrótszą ścieżkę pomiędzy tymi dwoma punktami. Jeżeli mapa nie została wczytana bądź została usunięta, program powinien tylko zwrócić stosowny komunikat o braku mapy <text:s/>w bazie.</text:p>
      <text:p text:style-name="P15">Po wybraniu opcji numer 4 program powinien wyświetlić najkrótszą ścieżkę w konsoli, pod warunkiem, że została ona wyznaczona.</text:p>
      <text:soft-page-break/>
      <text:p text:style-name="P16">Po wybraniu opcji numer 5 program powinien zapisać ścieżkę do pliku wyjściowego, pod warunkiem, że została ona wyznaczona. Domyślnie plik ten jest zapisywany w katalogu roboczym pod nazwą „sciezka.txt”.<text:s/></text:p>
      <text:p text:style-name="P17">Po wybraniu opcji numer 6 program powinien usunąć z pamięci najkrótszą ścieżkę, jeżeli wcześniej taką wyznaczono. Jeżeli ścieżka nie została wyznaczona, lub została już wcześniej usunięta, program powinien tylko zwrócić stosowny komunikat o braku ścieżki w bazie.</text:p>
      <text:p text:style-name="P18">Po wybraniu opcji numer 7 program powinien usunąć wczytaną mapę. Jeżeli mapa nie została wczytana, lub została już wcześniej usunięta, program powinien tylko zwrócić stosowny komunikat<text:s/><text:line-break/>o braku<text:s/>mapy <text:s/>w bazie.</text:p>
      <text:p text:style-name="P19">Po wybraniu opcji numer 8 program powinien najpierw sprawdzić, czy pamięć została zwolniona<text:s/><text:line-break/>i ewentualnie usunąć wyznaczoną ścieżkę oraz mapę i wszystkie obiekty z nią związane, a następnie zakończyć pracę.</text:p>
      <text:p text:style-name="P20">Dodatkowo, jeżeli użytkownik chce<text:s/>wczytać mapę, a poprzednio wczytana mapa nie została usunięta, program dodatkowo prosi o informację, czy na pewno wczytać inną mapę. Analogiczne postępowanie program wykonuje odnośnie najkrótszej ścieżki.</text:p>
      <text:p text:style-name="P21">Poniżej przedstawiony jest schemat czynności użytkownika w celu wyznaczenia ścieżki:<text:line-break/>1.<text:s/>Wybieramy opcję numer 1 w celu wczytania mapy.<text:s/><text:line-break/>2.<text:s/>Wpisujemy pełną nazwę pliku do wczytania mapy wraz z rozszerzeniem.<text:line-break/>3.<text:s/>Wybieramy opcję numer 3 w celu wyznaczenia ścieżki.<text:line-break/>4.<text:s/>Podajemy współrzędne startu i mety. Współrzędna ‘i’ to indeks wiersza mapy (tablicy), zaś współrzędna ‘j’ to indeks kolumny mapy (tablicy). Współrzędne podajemy w kolejności (i,j).<text:line-break/>Obie współrzędne są indeksowane od 0.<text:line-break/>5. Wybieramy opcję numer 4 lub 5, w zależności od tego, czy chcemy wyświetlić<text:s/>ścieżkę w konsoli, czy zapisać do pliku wyjściowego.</text:p>
      <text:p text:style-name="P22">Poprawność wyznaczonej trasy można zweryfikować poprzez analizę ścieżki zapisanej w pliku wyjściowym bądź wyświetlonej w konsoli. Oto kilka przykładowych ścieżek wyznaczonych dla różnych map:</text:p>
      <text:p text:style-name="P23">1. Dla mapy o nazwie mapa6.txt i określeniu współrzędnych: startu (1,95), mety (11,40) otrzymamy ścieżkę dołączoną w pliku sciezka1.txt.</text:p>
      <text:p text:style-name="P24">2. Dla mapy o nazwie mapa3.txt i określeniu współrzędnych: startu (1,1), mety (8,25) otrzymamy ścieżkę dołączoną w pliku sciezka2.txt.</text:p>
      <text:p text:style-name="P25">3. Dla mapy o nazwie AR0011SR.map i określeniu współrzędnych: startu (30,160), mety (400,400) otrzymamy ścieżkę dołączoną w pliku sciezka3.txt.</text:p>
      <text:p text:style-name="P26">4. Dla mapy o nazwie AR0305SR.map i określeniu współrzędnych: startu (150,200), mety (150,430) otrzymamy ścieżkę dołączoną w pliku sciezka4.txt.</text:p>
      <text:p text:style-name="P27">5. Dla mapy o nazwie AR0601SR.map i określeniu współrzędnych: startu (330,50), mety (150,50) otrzymamy ścieżkę dołączoną w pliku sciezka5.txt.</text:p>
      <text:p text:style-name="P28">6. Dla mapy o nazwie AR0013SR.map i określeniu współrzędnych: startu (260,40), mety (270,400) otrzymamy ścieżkę dołączoną w pliku sciezka6.txt.</text:p>
      <text:p text:style-name="P29">7. Dla mapy o nazwie AR0070SR.map i określeniu współrzędnych: startu (480,230), mety (400,400) otrzymamy ścieżkę dołączoną w pliku sciezka7.txt.</text:p>
      <text:soft-page-break/>
      <text:p text:style-name="P30">8. Dla mapy o nazwie AR0400SR.map i określeniu współrzędnych: startu (200,140), mety (375,500) otrzymamy ścieżkę dołączoną w pliku sciezka8.txt.</text:p>
      <text:p text:style-name="P31">9. Dla mapy o nazwie AR0700SR.map i określeniu współrzędnych: startu (10,400), mety (150,100) otrzymamy ścieżkę dołączoną w pliku sciezka9.txt.</text:p>
      <text:p text:style-name="P32">10. Dla<text:s/>mapy o nazwie AR0705SR.map i określeniu współrzędnych: startu (200,50), mety (100,250) otrzymamy ścieżkę dołączoną w pliku sciezka10.txt.</text:p>
      <text:p text:style-name="P33"/>
      <text:h text:style-name="P34" text:outline-level="2">Wersja graficzna</text:h>
      <text:p text:style-name="P35">Aplikacja napisana jest w oparciu o bibliotekę Qt. Składa się z okna głównego – obiektu klasy „mainwindow” oraz kilku okien dialogowych. Funkcjonalność programu jest bardzo podobna<text:s/><text:line-break/>do aplikacji konsolowej.<text:s/></text:p>
      <text:p text:style-name="P36">Klasa „mainwindow” posiada dodatkowo zaimplementowane atrybuty publiczne, pomocne przy przekazywaniu i zapisywaniu danych pobranych od użytkownika przez okna dialogowe.<text:s/></text:p>
      <text:p text:style-name="P37">Użytkownik ma do wyboru 10 opcji z menu głównego wyświetlonego w oknie głównym wywoływanym przy uruchomieniu programu. Opcję wybiera się za pomocą kliknięcia lewym przyciskiem myszy na dany przycisk.<text:s/></text:p>
      <text:p text:style-name="P38">Po wybraniu opcji numer 1 program<text:s/>umożliwia wprowadzenie nazwy pliku wejściowego z mapą oraz jej wczytanie. Błąd wczytania mapy jest sygnalizowany przez okienko błędu.</text:p>
      <text:p text:style-name="P39">Po wybraniu opcji numer 2 program wyświetla wczytaną mapę w postaci tekstowej.</text:p>
      <text:p text:style-name="P40">Po wybraniu opcji numer 3 program<text:s/>wyświetla wczytaną mapę w postaci graficznej. Domyślnie kolor czarny symbolizuje pola niedostępne, natomiast kolor biały pola dostępne.</text:p>
      <text:p text:style-name="P41">Po wybraniu opcji numer 4 program umożliwia wprowadzenie współrzędnych punktów startowego<text:s/><text:line-break/>i końcowego oraz wyznaczenie<text:s/>najkrótszej ścieżki pomiędzy nimi. Wartościami domyślnymi<text:s/><text:line-break/>są<text:s/><text:line-break/>(0,0), (0,0). Fakt wyznaczenia ścieżki lub błąd owego wyznaczenia są odpowiednio sygnalizowane.</text:p>
      <text:p text:style-name="P42">Po wybraniu opcji numer 5 program wyświetla wyznaczoną ścieżkę w postaci tekstowej.</text:p>
      <text:p text:style-name="P43">Po wybraniu opcji numer 6 program wyświetla wyznaczoną ścieżkę w postaci graficznej. Domyślnie kolor czerwony symbolizuje ścieżkę.</text:p>
      <text:p text:style-name="P44">Po wybraniu opcji numer 7 program zapisuje wyznaczoną ścieżkę do pliku wyjściowego.</text:p>
      <text:p text:style-name="P45">Po wybraniu opcji numer 8 program usuwa wyznaczoną ścieżkę.</text:p>
      <text:p text:style-name="P46">Po wybraniu opcji numer 9 program usuwa wczytaną mapę.</text:p>
      <text:p text:style-name="P47">Po wybraniu opcji numer 10 program kończy działanie. Jeżeli użytkownik nie usunął mapy oraz ścieżki, program sprawdza stan zaalokowanej pamięci i ewentualnie ją zwalnia.<text:s/></text:p>
      <text:p text:style-name="P48"><text:span text:style-name="T49"><text:line-break/></text:span><text:span text:style-name="T50">Ponowne wyznaczenie<text:s/></text:span><text:span text:style-name="T51">ścieżki oraz wczytania mapy jest poprzedzone odpowiednim zapytaniem. Obsługa błędów takich jak próba wyznaczenia ścieżki dla nie wczytanej mapy lub próba usunięcia mapy, która nie została wczytana, jest odpowiednio wychwytywana i sygnalizowana przez okienk</text:span><text:span text:style-name="T52">a błędów, analogicznie jak w aplikacji konsolowej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10 Pitch" svg:font-family="Courier 10 Pitch" style:font-family-generic="system" style:font-pitch="fixed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_8" style:display-name="WW_OutlineListStyle_8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Kod" style:display-name="Kod" style:family="paragraph" style:parent-style-name="UserIndex1">
      <style:paragraph-properties fo:background-color="#CCCCCC"/>
      <style:text-properties style:font-name="Courier 10 Pitch" fo:font-size="10pt" style:font-size-asian="10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ekstprzypisukońcowego" style:display-name="Tekst przypisu końcowego" style:family="paragraph" style:parent-style-name="Normalny">
      <style:text-properties style:font-name-complex="Mangal" fo:font-size="10pt" style:font-size-asian="10pt" style:font-size-complex="9pt" fo:hyphenate="false"/>
    </style:style>
    <style:style style:name="TekstprzypisukońcowegoZnak" style:display-name="Tekst przypisu końcowego Znak" style:family="text" style:parent-style-name="Domyślnaczcionkaakapitu">
      <style:text-properties style:font-name-complex="Mangal" fo:font-size="10pt" style:font-size-asian="10pt" style:font-size-complex="9pt"/>
    </style:style>
    <style:style style:name="Odwołanieprzypisukońcowego" style:display-name="Odwołanie przypisu końcowego" style:family="text" style:parent-style-name="Domyślnaczcionkaakapitu">
      <style:text-properties style:text-position="super 66.6%"/>
    </style:style>
    <text:list-style style:name="WW_OutlineListStyle_7" style:display-name="WW_OutlineListStyle_7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6" style:display-name="WW_OutlineListStyle_6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5" style:display-name="WW_OutlineListStyle_5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4" style:display-name="WW_OutlineListStyle_4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text:outline-style>
      <text:outline-level-style text:level="1" style:num-format=""/>
      <text:outline-level-style text:level="2" style:num-suffix="." style:num-format="1" text:display-levels="2">
        <style:list-level-properties/>
      </text:outline-level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wojte</dc:creator>
    <meta:creation-date>2016-05-30T18:21:00Z</meta:creation-date>
    <dc:date>2022-11-01T15:52:00Z</dc:date>
    <meta:template xlink:href="Normal" xlink:type="simple"/>
    <meta:editing-cycles>6</meta:editing-cycles>
    <meta:editing-duration>PT20160S</meta:editing-duration>
    <meta:document-statistic meta:page-count="3" meta:paragraph-count="17" meta:word-count="1218" meta:character-count="8513" meta:row-count="60" meta:non-whitespace-character-count="7312"/>
  </office:meta>
</office:document-meta>
</file>